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Geneva, 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officeooo:rsid="000995f2" officeooo:paragraph-rsid="000b7107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0.5pt" officeooo:rsid="00078b24" officeooo:paragraph-rsid="00078b24" style:font-size-asian="10.5pt" style:font-size-complex="10.5pt"/>
    </style:style>
    <style:style style:name="P3" style:family="paragraph" style:parent-style-name="Standard">
      <style:text-properties style:font-name="DejaVu Serif" fo:font-size="10.5pt" officeooo:rsid="00078b24" officeooo:paragraph-rsid="00078b24" style:font-size-asian="10.5pt" style:font-size-complex="10.5pt"/>
    </style:style>
    <style:style style:name="P4" style:family="paragraph" style:parent-style-name="Standard">
      <style:text-properties style:font-name="DejaVu Serif" fo:font-size="10.5pt" fo:font-weight="bold" officeooo:rsid="0007af3d" officeooo:paragraph-rsid="0007af3d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DejaVu Serif" fo:font-size="10.5pt" fo:font-weight="bold" officeooo:rsid="00078b24" officeooo:paragraph-rsid="00078b24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DejaVu Serif" fo:font-size="10.5pt" fo:font-weight="bold" officeooo:rsid="00078b24" officeooo:paragraph-rsid="000b7107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DejaVu Serif" fo:font-size="10.5pt" fo:font-weight="bold" officeooo:rsid="00078b24" officeooo:paragraph-rsid="00084062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DejaVu Serif" fo:font-size="10.5pt" fo:font-weight="bold" officeooo:rsid="00084062" officeooo:paragraph-rsid="00084062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DejaVu Serif" fo:font-size="10.5pt" fo:font-weight="bold" officeooo:rsid="00117c41" officeooo:paragraph-rsid="00117c41" style:font-size-asian="10.5pt" style:font-weight-asian="bold" style:font-size-complex="10.5pt" style:font-weight-complex="bold"/>
    </style:style>
    <style:style style:name="P10" style:family="paragraph" style:parent-style-name="Standard" style:list-style-name="L1">
      <style:text-properties style:font-name="DejaVu Serif" fo:font-size="10.5pt" fo:font-weight="normal" officeooo:rsid="00084062" officeooo:paragraph-rsid="00084062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4.4791in"/>
        </style:tab-stops>
      </style:paragraph-properties>
      <style:text-properties style:font-name="DejaVu Serif" fo:font-size="10.5pt" fo:font-weight="normal" officeooo:rsid="00084062" officeooo:paragraph-rsid="00084062" style:font-size-asian="10.5pt" style:font-weight-asian="normal" style:font-size-complex="10.5pt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4.4791in"/>
        </style:tab-stops>
      </style:paragraph-properties>
      <style:text-properties style:font-name="DejaVu Serif" fo:font-size="10.5pt" fo:font-weight="normal" officeooo:rsid="0010ea65" officeooo:paragraph-rsid="0010ea65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DejaVu Serif" fo:font-size="10.5pt" fo:font-weight="normal" officeooo:rsid="000995f2" officeooo:paragraph-rsid="000b7107" style:font-size-asian="10.5pt" style:font-weight-asian="normal" style:font-size-complex="10.5pt" style:font-weight-complex="normal"/>
    </style:style>
    <style:style style:name="P14" style:family="paragraph" style:parent-style-name="Standard">
      <style:text-properties style:font-name="DejaVu Serif" fo:font-size="10.5pt" fo:font-weight="normal" officeooo:rsid="000995f2" officeooo:paragraph-rsid="000995f2" style:font-size-asian="10.5pt" style:font-weight-asian="normal" style:font-size-complex="10.5pt" style:font-weight-complex="normal"/>
    </style:style>
    <style:style style:name="P15" style:family="paragraph" style:parent-style-name="Standard">
      <style:text-properties style:font-name="DejaVu Serif" fo:font-size="10.5pt" fo:font-weight="normal" officeooo:rsid="000d3b99" officeooo:paragraph-rsid="000d3b99" style:font-size-asian="10.5pt" style:font-weight-asian="normal" style:font-size-complex="10.5pt" style:font-weight-complex="normal"/>
    </style:style>
    <style:style style:name="P16" style:family="paragraph" style:parent-style-name="Standard">
      <style:text-properties style:font-name="DejaVu Serif" fo:font-size="10.5pt" fo:font-weight="normal" officeooo:rsid="00117c41" officeooo:paragraph-rsid="00117c41" style:font-size-asian="10.5pt" style:font-weight-asian="normal" style:font-size-complex="10.5pt" style:font-weight-complex="normal"/>
    </style:style>
    <style:style style:name="P17" style:family="paragraph" style:parent-style-name="Standard">
      <style:text-properties style:font-name="DejaVu Serif" fo:font-size="10.5pt" fo:font-weight="normal" officeooo:rsid="000ef568" officeooo:paragraph-rsid="000ef568" style:font-size-asian="10.5pt" style:font-weight-asian="normal" style:font-size-complex="10.5pt" style:font-weight-complex="normal"/>
    </style:style>
    <style:style style:name="P18" style:family="paragraph" style:parent-style-name="Standard">
      <style:text-properties style:font-name="DejaVu Serif" fo:font-size="10.5pt" fo:font-weight="normal" officeooo:rsid="0011e9d3" officeooo:paragraph-rsid="0011e9d3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erif" fo:font-size="12pt" officeooo:rsid="00078b24" officeooo:paragraph-rsid="00078b24" style:font-size-asian="12pt" style:font-size-complex="12pt"/>
    </style:style>
    <style:style style:name="P20" style:family="paragraph" style:parent-style-name="Standard" style:list-style-name="L2">
      <style:text-properties fo:font-size="10.5pt" officeooo:paragraph-rsid="0010ea65" style:font-size-asian="10.5pt" style:font-size-complex="10.5pt"/>
    </style:style>
    <style:style style:name="P21" style:family="paragraph" style:parent-style-name="Standard" style:list-style-name="L2">
      <style:text-properties fo:font-size="10.5pt" officeooo:rsid="00117c41" officeooo:paragraph-rsid="00117c41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af3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4062" style:font-weight-asian="normal" style:font-weight-complex="normal"/>
    </style:style>
    <style:style style:name="T5" style:family="text">
      <style:text-properties officeooo:rsid="000ef568"/>
    </style:style>
    <style:style style:name="T6" style:family="text">
      <style:text-properties style:font-name="DejaVu Serif"/>
    </style:style>
    <style:style style:name="T7" style:family="text">
      <style:text-properties style:font-name="DejaVu Serif" officeooo:rsid="000b7107"/>
    </style:style>
    <style:style style:name="T8" style:family="text">
      <style:text-properties style:font-name="DejaVu Serif" fo:font-size="10.5pt" style:font-size-asian="10.5pt" style:font-size-complex="10.5pt"/>
    </style:style>
    <style:style style:name="T9" style:family="text">
      <style:text-properties style:font-name="DejaVu Serif" fo:font-size="10.5pt" officeooo:rsid="000b7107" style:font-size-asian="10.5pt" style:font-size-complex="10.5pt"/>
    </style:style>
    <style:style style:name="T10" style:family="text">
      <style:text-properties style:font-name="DejaVu Serif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font-name="DejaVu Serif" fo:font-size="11pt" fo:font-weight="normal" officeooo:rsid="000d3b99" style:font-size-asian="11pt" style:font-weight-asian="normal" style:font-size-complex="11pt" style:font-weight-complex="normal"/>
    </style:style>
    <style:style style:name="T12" style:family="text">
      <style:text-properties style:font-name="DejaVu Serif" fo:font-size="11pt" fo:font-weight="normal" officeooo:rsid="000ef568" style:font-size-asian="11pt" style:font-weight-asian="normal" style:font-size-complex="11pt" style:font-weight-complex="normal"/>
    </style:style>
    <style:style style:name="T13" style:family="text">
      <style:text-properties style:font-name="DejaVu Serif" fo:font-weight="normal" style:font-weight-asian="normal" style:font-weight-complex="normal"/>
    </style:style>
    <style:style style:name="T14" style:family="text">
      <style:text-properties style:font-name="DejaVu Serif" fo:font-weight="normal" officeooo:rsid="000d3b99" style:font-weight-asian="normal" style:font-weight-complex="normal"/>
    </style:style>
    <style:style style:name="T15" style:family="text">
      <style:text-properties style:font-name="DejaVu Serif" fo:font-weight="normal" officeooo:rsid="000ef568" style:font-weight-asian="normal" style:font-weight-complex="normal"/>
    </style:style>
    <style:style style:name="T16" style:family="text">
      <style:text-properties officeooo:rsid="000f2f4c"/>
    </style:style>
    <style:style style:name="T17" style:family="text">
      <style:text-properties officeooo:rsid="00117c41"/>
    </style:style>
    <style:style style:name="T18" style:family="text">
      <style:text-properties officeooo:rsid="0011e9d3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07af3d" style:font-size-asian="13pt" style:font-weight-asian="bold" style:font-size-complex="13pt" style:font-weight-complex="bol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Documentation for Sky-image Aggregator <text:s/>(admin/</text:span><text:span text:style-name="T2">user</text:span><text:span text:style-name="T1">)</text:span></text:p>
      <text:p text:style-name="P2"><text:span text:style-name="T1"/></text:p>
      <text:p text:style-name="P3"/>
      <text:p text:style-name="P4">Short description of the system as a whole</text:p>
      <text:p text:style-name="P4"/>
      <text:p text:style-name="P4"><text:span text:style-name="T3">The RaspberryPi is connected to the camera true an Ethernet cable. The purpose of this system is to accesses the camera to take a picture every 10 seconds. Once the photo is taken a mask is applied to cover the surrounding objects. </text:span><text:span text:style-name="T4">When this process is finished the software accesses the server and sends the photo.</text:span></text:p>
      <text:p text:style-name="P5"/>
      <text:p text:style-name="P6">Minimum HW requirement</text:p>
      <text:p text:style-name="P5"/>
      <text:list xml:id="list3994585719" text:style-name="L1">
        <text:list-item>
          <text:p text:style-name="P10">RaspberryPi 3 Model B+</text:p>
        </text:list-item>
        <text:list-item>
          <text:p text:style-name="P10">Noobs microSD </text:p>
        </text:list-item>
        <text:list-item>
          <text:p text:style-name="P11">Power supply 2.5A 5.1V</text:p>
        </text:list-item>
        <text:list-item>
          <text:p text:style-name="P12">Ethernet cable</text:p>
        </text:list-item>
        <text:list-item>
          <text:p text:style-name="P11">camera </text:p>
        </text:list-item>
      </text:list>
      <text:p text:style-name="P7"/>
      <text:p text:style-name="P5">Library and SW</text:p>
      <text:p text:style-name="P8"/>
      <text:p text:style-name="P13">The RaspberryPi works on Debian operating system which is a Linux based system. For use of this code you will need python 3.5 and python 2 as well. </text:p>
      <text:p text:style-name="P1"><text:span text:style-name="T8">OpenCV library is needed as well, which you can install by following <text:s/>this link: </text:span><text:a xlink:type="simple" xlink:href="https://www.pyimagesearch.com/2018/09/26/install-opencv-4-on-your-raspberry-pi/a" text:style-name="Internet_20_link" text:visited-style-name="Visited_20_Internet_20_Link"><text:span text:style-name="T8">https://www.pyimagesearch.com/2018/09/26/install-opencv-4-on-your-raspberry-pi/</text:span></text:a><text:a xlink:type="simple" xlink:href="https://www.pyimagesearch.com/2018/09/26/install-opencv-4-on-your-raspberry-pi/a" text:style-name="Internet_20_link" text:visited-style-name="Visited_20_Internet_20_Link"><text:span text:style-name="T9">a</text:span></text:a></text:p>
      <text:p text:style-name="P15">You will also need the following libraries:</text:p>
      <text:list xml:id="list2503194550" text:style-name="L2">
        <text:list-item>
          <text:p text:style-name="P20"><text:span text:style-name="T14">numpy</text:span></text:p>
        </text:list-item>
        <text:list-item>
          <text:p text:style-name="P20"><text:span text:style-name="T14">subrpocess</text:span></text:p>
        </text:list-item>
        <text:list-item>
          <text:p text:style-name="P20"><text:span text:style-name="T14">datetime</text:span></text:p>
        </text:list-item>
        <text:list-item>
          <text:p text:style-name="P20"><text:span text:style-name="T15">http</text:span></text:p>
        </text:list-item>
        <text:list-item>
          <text:p text:style-name="P21"><text:span text:style-name="T15">o</text:span><text:span text:style-name="T13">s </text:span></text:p>
        </text:list-item>
        <text:list-item>
          <text:p text:style-name="P21"><text:span text:style-name="T13">sys</text:span></text:p>
        </text:list-item>
        <text:list-item>
          <text:p text:style-name="P21"><text:span text:style-name="T13">time</text:span></text:p>
        </text:list-item>
        <text:list-item>
          <text:p text:style-name="P21"><text:span text:style-name="T13">json</text:span></text:p>
        </text:list-item>
        <text:list-item>
          <text:p text:style-name="P21"><text:span text:style-name="T13">base64</text:span></text:p>
        </text:list-item>
        <text:list-item>
          <text:p text:style-name="P21"><text:span text:style-name="T13">copy</text:span></text:p>
        </text:list-item>
        <text:list-item>
          <text:p text:style-name="P21"><text:span text:style-name="T13">configparser</text:span></text:p>
        </text:list-item>
      </text:list>
      <text:p text:style-name="P14">And to control the program we use supervisor service.</text:p>
      <text:p text:style-name="P5"><text:s/></text:p>
      <text:p text:style-name="P5">Installation and use</text:p>
      <text:p text:style-name="P9"/>
      <text:p text:style-name="P16">Using the code is pretty simple and can be done in two steps:</text:p>
      <text:p text:style-name="P16"><text:tab/>1. <text:span text:style-name="T5">You need to download the repository from github<text:tab/></text:span></text:p>
      <text:p text:style-name="P17"><text:span text:style-name="T17"><text:tab/>2.</text:span> <text:span text:style-name="T16">Change supervisor service configuration file by adding the two scripts to supervisord.conf like so:</text:span></text:p>
      <text:p text:style-name="P17"><text:tab/><text:tab/><text:span text:style-name="T18">[program: split]</text:span></text:p>
      <text:p text:style-name="P17"><text:tab/><text:tab/><text:span text:style-name="T18">directory = /home/pi/code</text:span></text:p>
      <text:p text:style-name="P17"><text:tab/><text:tab/><text:span text:style-name="T18">command = python3 split.py</text:span></text:p>
      <text:p text:style-name="P17"><text:tab/><text:tab/><text:span text:style-name="T18">startsecs = 10</text:span></text:p>
      <text:p text:style-name="P18"><text:tab/><text:tab/>nodaemon = false</text:p>
      <text:p text:style-name="P18"><text:tab/><text:tab/>autostart = true</text:p>
      <text:p text:style-name="P18"><text:tab/><text:tab/>autorestart = true</text:p>
      <text:p text:style-name="P18"><text:tab/>This is to be done for SendStorage.py the same way. For more information about supervisor read the instruction manuel.</text:p>
      <text:p text:style-name="P1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Geneva, 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06:54.508146647</meta:creation-date>
    <dc:date>2018-12-04T13:50:15.576937243</dc:date>
    <meta:editing-duration>PT6M47S</meta:editing-duration>
    <meta:editing-cycles>1</meta:editing-cycles>
    <meta:document-statistic meta:table-count="0" meta:image-count="0" meta:object-count="0" meta:page-count="1" meta:paragraph-count="38" meta:word-count="254" meta:character-count="1509" meta:non-whitespace-character-count="1283"/>
    <meta:generator>LibreOffice/5.3.7.2.0$Linux_X86_64 LibreOffice_project/30$Build-2</meta:generator>
  </office:meta>
</office:document-meta>
</file>